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0417in" fo:margin-left="0in" fo:margin-right="0.8833in" table:align="margins"/>
    </style:style>
    <style:style style:name="Table1.A" style:family="table-column">
      <style:table-column-properties style:column-width="0.75in" style:rel-column-width="1080*"/>
    </style:style>
    <style:style style:name="Table1.B" style:family="table-column">
      <style:table-column-properties style:column-width="5.2917in" style:rel-column-width="762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3.8542in" fo:margin-left="0in" fo:margin-right="3.0708in" table:align="margins"/>
    </style:style>
    <style:style style:name="Table2.A" style:family="table-column">
      <style:table-column-properties style:column-width="0.75in" style:rel-column-width="1080*"/>
    </style:style>
    <style:style style:name="Table2.B" style:family="table-column">
      <style:table-column-properties style:column-width="3.1042in" style:rel-column-width="447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3.8958in" fo:margin-left="0in" fo:margin-right="3.0292in" table:align="margins"/>
    </style:style>
    <style:style style:name="Table3.A" style:family="table-column">
      <style:table-column-properties style:column-width="0.75in" style:rel-column-width="1080*"/>
    </style:style>
    <style:style style:name="Table3.B" style:family="table-column">
      <style:table-column-properties style:column-width="3.1458in" style:rel-column-width="453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margin-top="0in" fo:margin-bottom="0in" fo:text-align="start" style:justify-single-word="false" fo:orphans="2" fo:widows="2" fo:text-indent="0in" style:auto-text-indent="fals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list-style-name="L5">
      <style:text-properties fo:font-weight="normal" style:font-weight-asian="normal" style:font-weight-complex="normal"/>
    </style:style>
    <style:style style:name="P6" style:family="paragraph" style:parent-style-name="Table_20_Contents">
      <style:text-properties fo:font-weight="bold" style:font-weight-asian="bold" style:font-weight-complex="bold"/>
    </style:style>
    <style:style style:name="P7" style:family="paragraph">
      <style:paragraph-properties fo:text-align="center"/>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John Bell Quiz 1 Part 2 Question 1</text:span></text:p>
      <text:p text:style-name="P2"><text:span text:style-name="T1"/></text:p>
      <text:p text:style-name="P2"><text:span text:style-name="T1"/></text:p>
      <text:p text:style-name="P2">Account Class</text:p>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Abstract class Account</text:p>
          </table:table-cell>
        </table:table-row>
        <table:table-row>
          <table:table-cell table:style-name="Table1.A2" office:value-type="string">
            <text:p text:style-name="Table_20_Contents">fields</text:p>
          </table:table-cell>
          <table:table-cell table:style-name="Table1.B2" office:value-type="string">
            <text:p text:style-name="Table_20_Contents">Protected int accountNumber</text:p>
            <text:p text:style-name="Table_20_Contents">protected int balance</text:p>
          </table:table-cell>
        </table:table-row>
        <table:table-row>
          <table:table-cell table:style-name="Table1.A2" office:value-type="string">
            <text:p text:style-name="Table_20_Contents">properties</text:p>
          </table:table-cell>
          <table:table-cell table:style-name="Table1.B2" office:value-type="string">
            <text:p text:style-name="Table_20_Contents">See Note 1</text:p>
          </table:table-cell>
        </table:table-row>
        <table:table-row>
          <table:table-cell table:style-name="Table1.A2" office:value-type="string">
            <text:p text:style-name="Table_20_Contents">methods</text:p>
          </table:table-cell>
          <table:table-cell table:style-name="Table1.B2" office:value-type="string">
            <text:p text:style-name="Table_20_Contents">Protected void Account(int accountNumber);<text:line-break/>protected void Account(int accountNumber, int balance);<text:line-break/>public int Deposit(int amount, int fee);</text:p>
            <text:p text:style-name="Table_20_Contents">public int Withdrawal(int amount, int fee);</text:p>
            <text:p text:style-name="Table_20_Contents">public void CalcInterest();</text:p>
            <text:p text:style-name="Table_20_Contents">public override string ToString();</text:p>
          </table:table-cell>
        </table:table-row>
      </table:table>
      <text:p text:style-name="P2"><draw:line text:anchor-type="paragraph" draw:z-index="0" draw:style-name="gr1" draw:text-style-name="P7" svg:x1="5.1709in" svg:y1="0.128in" svg:x2="5.2752in" svg:y2="3.326in"><text:p/></draw:line></text:p>
      <text:p text:style-name="P2"><draw:line text:anchor-type="paragraph" draw:z-index="2" draw:style-name="gr1" draw:text-style-name="P7" svg:x1="4.2748in" svg:y1="0.2173in" svg:x2="4.0457in" svg:y2="0.4256in"><text:p/></draw:line></text:p>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B1" office:value-type="string">
            <text:p text:style-name="P6"><draw:line text:anchor-type="paragraph" draw:z-index="1" draw:style-name="gr1" draw:text-style-name="P7" svg:x1="3.2575in" svg:y1="0.1953in" svg:x2="4.3827in" svg:y2="0.1535in"><text:p/></draw:line><draw:line text:anchor-type="paragraph" draw:z-index="3" draw:style-name="gr1" draw:text-style-name="P7" svg:x1="3.5701in" svg:y1="0.4142in" svg:x2="3.2575in" svg:y2="0.1953in"><text:p/></draw:line>SavingsAccount : Account</text:p>
          </table:table-cell>
        </table:table-row>
        <table:table-row>
          <table:table-cell table:style-name="Table2.A2" office:value-type="string">
            <text:p text:style-name="Table_20_Contents">fields</text:p>
          </table:table-cell>
          <table:table-cell table:style-name="Table2.B2" office:value-type="string">
            <text:p text:style-name="Table_20_Contents">Private accountNumber</text:p>
            <text:p text:style-name="Table_20_Contents">private balance</text:p>
          </table:table-cell>
        </table:table-row>
        <table:table-row>
          <table:table-cell table:style-name="Table2.A2" office:value-type="string">
            <text:p text:style-name="Table_20_Contents">properties</text:p>
          </table:table-cell>
          <table:table-cell table:style-name="Table2.B2" office:value-type="string">
            <text:p text:style-name="Table_20_Contents">AccountNumber { get; set; } </text:p>
            <text:p text:style-name="Table_20_Contents">Balance { get; }</text:p>
            <text:p text:style-name="Table_20_Contents">See Note 2<text:line-break/></text:p>
          </table:table-cell>
        </table:table-row>
        <table:table-row>
          <table:table-cell table:style-name="Table2.A2" office:value-type="string">
            <text:p text:style-name="Table_20_Contents">methods</text:p>
          </table:table-cell>
          <table:table-cell table:style-name="Table2.B2" office:value-type="string">
            <text:p text:style-name="Table_20_Contents">Public override double CalcFees();</text:p>
            <text:p text:style-name="Table_20_Contents">Public override double CalcInterest();</text:p>
            <text:p text:style-name="Table_20_Contents">public override string ToString(); <text:line-break/>See Note 3</text:p>
          </table:table-cell>
        </table:table-row>
      </table:table>
      <text:p text:style-name="P2"/>
      <text:p text:style-name="P2"><draw:line text:anchor-type="paragraph" draw:z-index="5" draw:style-name="gr1" draw:text-style-name="P7" svg:x1="4.3063in" svg:y1="0.2189in" svg:x2="4.1083in" svg:y2="0.3335in"><text:p/></draw:line></text:p>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P6"><draw:line text:anchor-type="paragraph" draw:z-index="4" draw:style-name="gr1" draw:text-style-name="P7" svg:x1="4.4866in" svg:y1="0.1445in" svg:x2="3.3201in" svg:y2="0.1028in"><text:p/></draw:line><draw:line text:anchor-type="paragraph" draw:z-index="6" draw:style-name="gr1" draw:text-style-name="P7" svg:x1="3.6012in" svg:y1="0.4362in" svg:x2="3.3201in" svg:y2="0.1445in"><text:p/></draw:line>CheckingAccount : Account</text:p>
          </table:table-cell>
        </table:table-row>
        <table:table-row>
          <table:table-cell table:style-name="Table3.A2" office:value-type="string">
            <text:p text:style-name="Table_20_Contents">fields</text:p>
          </table:table-cell>
          <table:table-cell table:style-name="Table3.B2" office:value-type="string">
            <text:p text:style-name="Table_20_Contents">Private accountNumber</text:p>
            <text:p text:style-name="Table_20_Contents">private balance</text:p>
          </table:table-cell>
        </table:table-row>
        <table:table-row>
          <table:table-cell table:style-name="Table3.A2" office:value-type="string">
            <text:p text:style-name="Table_20_Contents">properties</text:p>
          </table:table-cell>
          <table:table-cell table:style-name="Table3.B2" office:value-type="string">
            <text:p text:style-name="Table_20_Contents">AccountNumber { get; set; } </text:p>
            <text:p text:style-name="Table_20_Contents">Balance { get; }</text:p>
            <text:p text:style-name="Table_20_Contents">See Note 2<text:line-break/></text:p>
          </table:table-cell>
        </table:table-row>
        <table:table-row>
          <table:table-cell table:style-name="Table3.A2" office:value-type="string">
            <text:p text:style-name="Table_20_Contents">methods</text:p>
          </table:table-cell>
          <table:table-cell table:style-name="Table3.B2" office:value-type="string">
            <text:p text:style-name="Table_20_Contents">Public <text:s/>double CalcWithdrawFee(int withdrawals);</text:p>
            <text:p text:style-name="Table_20_Contents">Public override double CalcInterest();</text:p>
            <text:p text:style-name="Table_20_Contents">public double CalcServiceCharge();</text:p>
            <text:p text:style-name="Table_20_Contents">public override string ToString(); <text:line-break/>*See Note 3</text:p>
            <text:p text:style-name="Table_20_Contents"/>
          </table:table-cell>
        </table:table-row>
      </table:table>
      <text:p text:style-name="P2"/>
      <text:p text:style-name="P2"><text:soft-page-break/></text:p>
      <text:p text:style-name="P2">NOTES</text:p>
      <text:list xml:id="list9086709819869869233" text:style-name="L5">
        <text:list-item>
          <text:p text:style-name="P5">not going to use properties since this is an abstract class, however I could place them here and override in subclasses or even place them as abstract properties.</text:p>
        </text:list-item>
        <text:list-item>
          <text:p text:style-name="P5">I don't know if we will actually want to set an account number ever (after instantiation), would have to ask client how they want accounts to be created, I'm assuming here we'd likely just be gathering info from a database to display</text:p>
        </text:list-item>
        <text:list-item>
          <text:p text:style-name="P5">Decided to return the fee amount charged in the fee methods, they could just deduct the balance but I figured it would be helpful to return the amount of the fee, returning the updated balance makes sense as well, or could do both using an output parameter in addition to the return.</text:p>
        </text:list-item>
      </text:list>
      <text:p text:style-name="P4"/>
      <text:p text:style-name="P3">It may have been useful for demonstration to place some more arguments in the methods but in reality they will be referring to themselves so no need to pass a balance or things like that since they are fields of the objects themselves. <text:s/>I did decide though to add a int fee to the deposit and withdrawal in case there is a fee for the way it is done, like an ATM fee for example – for logging financial transactions they would want to keep these things separ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Bell</meta:initial-creator>
    <meta:creation-date>2017-05-04T14:51:05.15</meta:creation-date>
    <meta:document-statistic meta:table-count="3" meta:image-count="0" meta:object-count="0" meta:page-count="2" meta:paragraph-count="43" meta:word-count="345" meta:character-count="2107"/>
    <dc:date>2017-05-04T15:24:59.81</dc:date>
    <dc:creator>John Bell</dc:creator>
    <meta:editing-duration>PT12M13S</meta:editing-duration>
    <meta:editing-cycles>1</meta:editing-cycles>
    <meta:generator>OpenOffice/4.1.2$Win32 OpenOffice.org_project/412m3$Build-9782</meta:generator>
  </office:meta>
</office:document-meta>
</file>